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esKey.classNames( Object [ ] objec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assesKey.create( Objec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esKey.Classes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